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eness. Immortal and immune. Only their lower pilings even sheathed by the fog.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enss- a man. Tall and broadly built. Beneficiary of generations of selective breeding and training. Before him is the portal to the immortal temple of the market. It rises like the black lace veil of a morning widdow a hundred stories tall. Her lace is weaved from stone and her tears are the statuaries and shrines of her saints which glitter and adorn her vissage like tears and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l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Standard"><text:span text:style-name="T2"/></text:p>
      <text:p text:style-name="Standard"><text:span text:style-name="T2">This bravado covers the part he cannot look at. He takes a deep drag from a small black cylinder which glows the color of sunshine through green leaves. Then he coughs a short dry cough and exhales a misty smoke that blazes into whisps of lazy fire like the last grasps of a coal about to extinguish. Black flask opens with a metal clank of screw threads and chases down the cough and smoke. His hands shake as he tucks the flask and clinder into the hidden pockets of his worn leathers and bends to tightly lace his boots. </text:span></text:p>
      <text:p text:style-name="Standard"><text:span text:style-name="T2"/></text:p>
      <text:p text:style-name="Standard"><text:span text:style-name="T2">Face upturned he stared down the open coridor and his fingers laced the boots without vison, the action automatic. Whatever warning signs were screaming from the hidden places he could not hear them over </text:span><text:soft-page-break/><text:span text:style-name="T2">the warm breath the smoke left in his chest, and the deep bath of confidence the black liquid sunk like lead in his veins. <text:line-break/><text:line-break/>“You're a fucking winner. You're entitled to this. You got this. ”</text:span></text:p>
      <text:p text:style-name="Standard"><text:span text:style-name="T2"/></text:p>
      <text:p text:style-name="Standard"><text:span text:style-name="T2">Daginal stood and took big confident steps towards the veil of the temple. The weavings of the archtecture were like magic and the towering folds of the widow's veil seemed to open as he strode further into the opening portal. <text:line-break/><text:line-break/>Sensing a founder- the portal began the pagentry that was due any devotee of the market- the visual and autditory libations that would crown another devotee of the bull- or victim of the bear. </text:span></text:p>
      <text:p text:style-name="Standard"><text:span text:style-name="T2"/></text:p>
      <text:p text:style-name="Standard"><text:span text:style-name="T2">From i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Like the gnashing crowd screaming for a gladiators blood. </text:span></text:p>
      <text:p text:style-name="Standard"><text:span text:style-name="T2"/></text:p>
      <text:p text:style-name="Standard"><text:span text:style-name="T2">Through the sparks now he ran, as if crossing the finish line. Hands up in a pose of triumph. He jogged past the gore hung bear and stopped only at the silver wrought ornate horns of the bull. He kissed his hand and pressed it against the horn with a whisper. “Bring me fortune.” </text:span></text:p>
      <text:p text:style-name="Standard"><text:span text:style-name="T2"/></text:p>
      <text:p text:style-name="Standard"><text:span text:style-name="T2">The organ played and the shouts of the instrument crowd grew even louder. His heart beat fast and he stood on the pillar of the ascendant. “From here we ride the great green line of success into everything we've ever wanted.” he reassured himself. </text:span></text:p>
      <text:p text:style-name="Standard"><text:span text:style-name="T2"/></text:p>
      <text:p text:style-name="Standard"><text:span text:style-name="T2">With a bang of a thousand tons of wood the judgement begain. The brave ensign of his company WILD IRON WEAPONS SYSTEMS unfurlled from a hundred bannars that rolled down the columns of the temple. He stood at the podium hands grasped- ready to ride the storm of victory. </text:span></text:p>
      <text:p text:style-name="Standard"><text:span text:style-name="T2"/></text:p>
      <text:p text:style-name="Standard"><text:span text:style-name="T2">With deep resounding gong the market had opened. Outside the temple the buildings begain to glow from a thousand windows and the black fog in the artifical valleys glowed from below as the light attempted to escape its oppresive flow. </text:span></text:p>
      <text:p text:style-name="Standard"><text:span text:style-name="T2"/></text:p>
      <text:p text:style-name="Standard"><text:span text:style-name="T2">The first movements looked good thought Daginal. Hundreds of thousands of shares were picked up in an instant. The first sharks looking to speculate on a new company. The timber of the vocals in the crowd was estatic, hopeful, triumphant even. They were willing him to strike. To make the fortune. His victory was their victory and they would rule today. <text:line-break/><text:line-break/>The artifical confidence in his veins and lungs danced like a paper dragon. The price was moving up. The movements had sparked the interest of even bigger players- VANGUARD, BLACK ROCK. The music was deep and resounding pulsing beat of success. His movements and headbanging were cast over the visulizer screens in slow motion. </text:span></text:p>
      <text:p text:style-name="Standard"><text:span text:style-name="T2"/></text:p>
      <text:p text:style-name="Standard"><text:span text:style-name="T2">Then the algorithm began to descend into the books and realities of his company. It looked in the dark places. Saw the slip shod work. The lack of understanding. The Mistakes and... he couldn't say it. But </text:span><text:soft-page-break/><text:span text:style-name="T2">he knew it. The lies. </text:span></text:p>
      <text:p text:style-name="Standard"><text:span text:style-name="T2"/></text:p>
      <text:p text:style-name="Standard"><text:span text:style-name="T2">One fat green line began to falter and he could feel his heartbeat go faster. “No. No NO!!” He yelled. As if he could will the lines. Will reality. “I fucking deserve the succeess. It's MINE. GIVE IT TO ME!” </text:span></text:p>
      <text:p text:style-name="Standard"><text:span text:style-name="T2"/></text:p>
      <text:p text:style-name="Standard"><text:span text:style-name="T2">The algorithm smelt bullshit, and cut the valuation rating. In a moment the hundreends of thousands of shares went from 150000.00 to 45000. Voices in the chior turned from supportive to hateful, calling for downfall death defeat. </text:span></text:p>
      <text:p text:style-name="Standard"><text:span text:style-name="T2"/></text:p>
      <text:p text:style-name="Standard"><text:span text:style-name="T2">Desprate Daginal threw in his last efforts. The hidden R&amp;D dropped- a new product launch wasn't advisable in these conditions. In fact it was a rookie mistake and another red flag. But he was desperate. </text:span></text:p>
      <text:p text:style-name="Standard"><text:span text:style-name="T2"/></text:p>
      <text:p text:style-name="Standard"><text:span text:style-name="T2">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bodies. </text:span></text:p>
      <text:p text:style-name="Standard"><text:span text:style-name="T2"/></text:p>
      <text:p text:style-name="Standard"><text:span text:style-name="T2">He didn't even feel the first tippings of the pilar. But when he opened his eyes he was moving, and not upward- but down. Faster than his stock price plummeted to zero as the algorthim cracked the lies of his R&amp;D dociess to pieces. <text:line-break/><text:line-break/>Down into the pool of defeat. The voices of the chior were all screaming horribly now. The litany of the loser. Daginal's great fall into the pit of gore and was back lit by the red flashing of the plumetting lines . His arms and legs flailed. His face would be shown on the morning news casts. The moment he splashed into the pool beneath the Bear's down turned slashing claws. The banner's of WILD IRON WEAPON's SYSTEMS fell from the columns, sizzliing to ash as they floated. Daginal coughed and sputtered in the pit of gore when he came to the surface, and his company kicked and shuttered spasmodically as it's last life blood flowed out over the altar of the bear. </text:span></text:p>
      <text:p text:style-name="Standard"><text:span text:style-name="T2"/></text:p>
      <text:p text:style-name="Standard"><text:span text:style-name="T2">He was crying. Screaming. “IT WASN”T FAIR. I'M A KASTLIGAR. WE WIN. WE SUCCEEDE.” HE ran from the pit as fast as he could. And in the shores of firelake in the ashes of his failure he vowed to do whatever it took to never appear like this again. <text:s/></text:span></text:p>
      <text:p text:style-name="Standard"><text:span text:style-name="T2"/></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3-12-29T15:57:17.70</dc:date>
    <dc:creator>Blake Stanger</dc:creator>
    <meta:editing-duration>P1DT5H55M42S</meta:editing-duration>
    <meta:editing-cycles>9</meta:editing-cycles>
    <meta:generator>OpenOffice/4.1.11$Win32 OpenOffice.org_project/4111m1$Build-9808</meta:generator>
    <meta:document-statistic meta:table-count="0" meta:image-count="0" meta:object-count="0" meta:page-count="5" meta:paragraph-count="47" meta:word-count="2397" meta:character-count="13311"/>
  </office:meta>
</office:document-meta>
</file>